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5E0000005EB30A7831.png"/>
  <manifest:file-entry manifest:media-type="image/png" manifest:full-path="Object 2/Pictures/10000000000000200000002000309F1C.png"/>
  <manifest:file-entry manifest:media-type="image/png" manifest:full-path="Object 2/Pictures/100000000000005E0000005EB1FC5BD3.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0200000002000309F1C.png"/>
  <manifest:file-entry manifest:media-type="image/png" manifest:full-path="Object 3/Pictures/100000000000005E0000005EB1FC5BD3.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image/png" manifest:full-path="Object 4/Pictures/10000000000000200000002000309F1C.png"/>
  <manifest:file-entry manifest:media-type="image/png" manifest:full-path="Object 4/Pictures/100000000000005E0000005EB1FC5BD3.png"/>
  <manifest:file-entry manifest:media-type="" manifest:full-path="Object 4/Pictures/"/>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break-before="page"/>
    </style:style>
    <style:style style:name="P4" style:family="paragraph" style:parent-style-name="Text_20_body">
      <style:text-properties style:font-name="Georgia"/>
    </style:style>
    <style:style style:name="P5" style:family="paragraph" style:parent-style-name="Standard" style:list-style-name=""/>
    <style:style style:name="P6" style:family="paragraph" style:parent-style-name="Standard">
      <style:text-properties style:font-name="Georgia"/>
    </style:style>
    <style:style style:name="P7" style:family="paragraph" style:parent-style-name="Text_20_body" style:list-style-name="">
      <style:text-properties style:font-name="Georgia"/>
    </style:style>
    <style:style style:name="P8" style:family="paragraph" style:parent-style-name="Text_20_body" style:list-style-name=""/>
    <style:style style:name="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ext_20_body" style:list-style-name="">
      <style:paragraph-properties fo:margin-top="0.1665in" fo:margin-bottom="0.0835in" fo:text-align="justify" style:justify-single-word="false" fo:background-color="transparent" style:shadow="none">
        <style:tab-stops/>
        <style:background-image/>
      </style:paragraph-properties>
      <style:text-properties style:font-name="Georgia" fo:font-size="12pt" fo:font-style="normal" fo:font-weight="normal" style:font-name-asian="DejaVu Sans" style:font-size-asian="10.5pt" style:font-style-asian="italic" style:font-weight-asian="normal" style:font-name-complex="DejaVu Sans" style:font-size-complex="12pt" style:font-style-complex="italic" style:font-weight-complex="normal"/>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font-size="18pt" fo:font-weight="bold" style:font-size-asian="18pt" style:font-weight-asian="bold" style:font-size-complex="18pt" style:font-weight-complex="bold"/>
    </style:style>
    <style:style style:name="P14" style:family="paragraph" style:parent-style-name="Heading_20_1">
      <style:paragraph-properties fo:text-align="center" style:justify-single-word="false" fo:break-before="page"/>
      <style:text-properties fo:font-size="18pt" fo:font-weight="bold" style:font-size-asian="18pt" style:font-weight-asian="bold" style:font-size-complex="18pt" style:font-weight-complex="bold"/>
    </style:style>
    <style:style style:name="P15" style:family="paragraph" style:parent-style-name="Heading_20_1" style:master-page-name="">
      <style:paragraph-properties fo:margin-top="0.1665in" fo:margin-bottom="0.0835in" fo:text-align="center" style:justify-single-word="false" style:page-number="auto" fo:break-before="page" fo:keep-with-next="always"/>
      <style:text-properties style:font-name="Arial" fo:font-weight="bold" style:font-name-asian="DejaVu Sans" style:font-weight-asian="bold" style:font-name-complex="DejaVu Sans" style:font-weight-complex="bold"/>
    </style:style>
    <style:style style:name="P16" style:family="paragraph" style:parent-style-name="Heading_20_2" style:master-page-name="">
      <style:paragraph-properties fo:margin-top="0.1665in" fo:margin-bottom="0.0835in" fo:text-align="center" style:justify-single-word="false" style:page-number="auto" fo:background-color="transparent" style:shadow="none" fo:keep-with-next="always">
        <style:tab-stops/>
        <style:background-image/>
      </style:paragraph-properties>
      <style:text-properties style:font-name="Arial" fo:font-size="14pt" fo:font-style="normal" style:font-name-asian="DejaVu Sans" style:font-size-asian="14pt" style:font-style-asian="italic" style:font-name-complex="DejaVu Sans" style:font-size-complex="14pt" style:font-style-complex="italic"/>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Georgia"/>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FREERDP</text:p>
      <text:p text:style-name="P2">SOFTWARE DESIGN</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By</text:p>
      <text:p text:style-name="P1">Marc-André Moreau</text:p>
      <text:p text:style-name="P1">Jay Sorg</text:p>
      <text:p text:style-name="Standard"/>
      <text:p text:style-name="Standard"/>
      <text:p text:style-name="P1">January 2010</text:p>
      <text:p text:style-name="Standard"/>
      <text:p text:style-name="P3"/>
      <text:table-of-content text:style-name="Sect1" text:protected="true" text:name="Table of Contents1">
        <text:table-of-content-source text:outline-level="5" text:use-outline-level="false">
          <text:index-title-template text:style-name="">Table of Content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1. FreeRDP<text:tab/>3</text:p>
          <text:p text:style-name="P17">1.1 Overview<text:tab/>3</text:p>
          <text:p text:style-name="P11">2. libfreerdp<text:tab/>4</text:p>
          <text:p text:style-name="P17">2.1 Overview<text:tab/>4</text:p>
          <text:p text:style-name="P17">2.2 Core<text:tab/>4</text:p>
          <text:p text:style-name="P17">2.3 Capabilities<text:tab/>4</text:p>
          <text:p text:style-name="P11">3. libkbd<text:tab/>5</text:p>
          <text:p text:style-name="P17">3.1 Keyboard Input Systems<text:tab/>5</text:p>
          <text:p text:style-name="P11">4. xfreerdp<text:tab/>8</text:p>
          <text:p text:style-name="P17">4.1 Overview<text:tab/>8</text:p>
        </text:index-body>
      </text:table-of-content>
      <text:p text:style-name="Standard"/>
      <text:p text:style-name="Standard"/>
      <text:h text:style-name="P12" text:outline-level="1"><text:toc-mark-start text:id="IMark46122328" text:outline-level="1"/>1. FreeRDP<text:toc-mark-end text:id="IMark46122328"/></text:h>
      <text:p text:style-name="Standard"/>
      <text:h text:style-name="Heading_20_2" text:outline-level="2"><text:toc-mark-start text:id="IMark53076392" text:outline-level="2"/>1.1 Overview<text:toc-mark-end text:id="IMark53076392"/></text:h>
      <text:p text:style-name="Standard"/>
      <text:p text:style-name="Text_20_body"><text:tab/><text:span text:style-name="T1">One of the biggest changes in FreeRDP compared to rdesktop is the effort that has been put to make FreeRDP more </text:span><text:span text:style-name="Figure"><text:span text:style-name="T1">modular</text:span></text:span><text:span text:style-name="T1"> and closer to the design of Microsoft's mstsc.exe client. FreeRDP is not a single program, but a set of programs and libraries for the RDP protocol. Here is a diagram showing the <text:s/>major components forming FreeRDP:</text:span></text:p>
      <text:p text:style-name="P4"/>
      <text:p text:style-name="P4"><draw:frame draw:style-name="fr1" draw:name="Object1" text:anchor-type="paragraph" svg:x="0.0016in" svg:y="0.0008in" svg:width="6.8957in" style:rel-width="100%" svg:height="4.3957in" style:rel-height="scale" draw:z-index="0"><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h text:style-name="P15" text:outline-level="1"><text:toc-mark-start text:id="IMark46122888" text:outline-level="1"/>2. libfreerdp<text:toc-mark-end text:id="IMark46122888"/></text:h>
      <text:p text:style-name="P6"/>
      <text:h text:style-name="Heading_20_2" text:outline-level="2"><text:toc-mark-start text:id="IMark46124376" text:outline-level="2"/>2.1 Overview<text:toc-mark-end text:id="IMark46124376"/></text:h>
      <text:p text:style-name="P6"/>
      <text:h text:style-name="P5" text:outline-level="2"><text:tab/>libfreerdp is the core of FreeRDP. It should be as portable as possible, with most of the operating system specific code being in the other components of FreeRDP. It's goal is nothing more but to provide a client library for the remote desktop protocol. One of the major design flaws of rdesktop is that there is no such library, meaning that there is no clean separation of the code implementing RDP and the code for the X11 interface, making it hard to make user interfaces using libraries other than X11, and also harder to port to other platforms.</text:h>
      <text:h text:style-name="P16" text:outline-level="2"><text:toc-mark-start text:id="IMark46122888" text:outline-level="2"/>2.2 Core<text:toc-mark-end text:id="IMark46122888"/></text:h>
      <text:p text:style-name="P4"><text:tab/></text:p>
      <text:p text:style-name="P4"><text:tab/>The core of the protocol is implemented in rdp.c. This is where data is received and sent at the RDP layer. Received PDUs are dispatched to the different parts of libfreerdp that handle them.</text:p>
      <text:h text:style-name="Heading_20_2" text:outline-level="2"><text:toc-mark-start text:id="IMark46122888" text:outline-level="2"/>2.3 Capabilities<text:toc-mark-end text:id="IMark46122888"/></text:h>
      <text:h text:style-name="P8" text:outline-level="2"><text:tab/></text:h>
      <text:h text:style-name="P7" text:outline-level="2"><text:tab/>All capability sets have been implemented in capabilities.c, in compliance to [MS-RDPBCGR].</text:h>
      <text:h text:style-name="P10" text:outline-level="2"/>
      <text:h text:style-name="P10" text:outline-level="2"/>
      <text:h text:style-name="P13" text:outline-level="1"><text:toc-mark-start text:id="IMark53076744" text:outline-level="1"/>3. libkbd<text:toc-mark-end text:id="IMark53076744"/></text:h>
      <text:h text:style-name="P16" text:outline-level="2"><text:toc-mark-start text:id="IMark53077608" text:outline-level="2"/>3.1 Keyboard Input Systems<text:toc-mark-end text:id="IMark53077608"/></text:h>
      <text:p text:style-name="P9"/>
      <text:p text:style-name="P9"><draw:frame draw:style-name="fr1" draw:name="Object2" text:anchor-type="paragraph" svg:x="0.0016in" svg:y="0.0008in" svg:width="6.7819in" style:rel-width="100%" svg:height="5.4902in" style:rel-height="scale"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draw:frame draw:style-name="fr1" draw:name="Object3" text:anchor-type="paragraph" svg:x="0.0016in" svg:y="0.0008in" svg:width="6.7811in" style:rel-width="100%" svg:height="5.4898in" style:rel-height="scale" draw:z-index="2"><draw:object xlink:href="./Object 3" xlink:type="simple" xlink:show="embed" xlink:actuate="onLoad"/><draw:image xlink:href="./ObjectReplacements/Object 3" xlink:type="simple" xlink:show="embed" xlink:actuate="onLoad"/></draw:frame><text:soft-page-break/></text:p>
      <text:p text:style-name="Standard"/>
      <text:p text:style-name="Standard"><draw:frame draw:style-name="fr1" draw:name="Object4" text:anchor-type="paragraph" svg:x="0.0016in" svg:y="0.0008in" svg:width="6.7811in" style:rel-width="100%" svg:height="5.4898in" style:rel-height="scale" draw:z-index="3"><draw:object xlink:href="./Object 4" xlink:type="simple" xlink:show="embed" xlink:actuate="onLoad"/><draw:image xlink:href="./ObjectReplacements/Object 4" xlink:type="simple" xlink:show="embed" xlink:actuate="onLoad"/></draw:frame><text:soft-page-break/></text:p>
      <text:h text:style-name="P14" text:outline-level="1"><text:toc-mark-start text:id="IMark53075208" text:outline-level="1"/>4. xfreerdp<text:toc-mark-end text:id="IMark53075208"/></text:h>
      <text:p text:style-name="Standard"/>
      <text:h text:style-name="Heading_20_2" text:outline-level="2"><text:toc-mark-start text:id="IMark46122952" text:outline-level="2"/>4.1 Overview<text:toc-mark-end text:id="IMark46122952"/></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center" style:justify-single-word="false" style:page-number="auto"/>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master-page-name="">
      <style:paragraph-properties fo:text-align="center" style:justify-single-word="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Numbering_20_Symbols" style:display-name="Numbering Symbols" style:family="text"/>
    <style:style style:name="Caption_20_characters" style:display-name="Caption characters" style:family="text"/>
    <style:style style:name="Figure" style:family="text">
      <style:text-properties style:font-name="Georgia"/>
    </style:style>
    <style:style style:name="Variable"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7T01:53:14</meta:creation-date>
    <dc:date>2010-01-26T11:29:56</dc:date>
    <meta:editing-duration>PT13H14M50S</meta:editing-duration>
    <meta:editing-cycles>60</meta:editing-cycles>
    <meta:generator>OpenOffice.org/3.1$Unix OpenOffice.org_project/310m19$Build-9420</meta:generator>
    <dc:creator>Marc-Andre </dc:creator>
    <meta:document-statistic meta:table-count="0" meta:image-count="0" meta:object-count="4" meta:page-count="8" meta:paragraph-count="33" meta:word-count="269" meta:character-count="15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13.065cm" svg:y1="4.492cm" svg:x2="17.827cm" svg:y2="6.08cm" draw:start-shape="id1" draw:start-glue-point="1" draw:end-shape="id2" draw:end-glue-point="0" svg:d="m13065 4492h4762v1588">
          <text:p/>
        </draw:connector>
        <draw:connector draw:style-name="gr1" draw:text-style-name="P1" draw:layer="layout" svg:x1="11.16cm" svg:y1="5.445cm" svg:x2="6.715cm" svg:y2="7.985cm" draw:start-shape="id1" draw:end-shape="id3" svg:d="m11160 5445v1270h-4445v1270">
          <text:p/>
        </draw:connector>
        <draw:connector draw:style-name="gr1" draw:text-style-name="P1" draw:layer="layout" svg:x1="11.16cm" svg:y1="5.445cm" svg:x2="12.747cm" svg:y2="7.985cm" draw:start-shape="id1" draw:end-shape="id4" svg:d="m11160 5445v1270h1587v1270">
          <text:p/>
        </draw:connector>
        <draw:connector draw:style-name="gr1" draw:text-style-name="P1" draw:layer="layout" svg:x1="12.747cm" svg:y1="9.89cm" svg:x2="8.302cm" svg:y2="12.43cm" draw:start-shape="id4" draw:end-shape="id5" draw:end-glue-point="0" svg:d="m12747 9890v1270h-4445v1270">
          <text:p/>
        </draw:connector>
        <draw:connector draw:style-name="gr1" draw:text-style-name="P1" draw:layer="layout" svg:x1="12.747cm" svg:y1="9.89cm" svg:x2="12.747cm" svg:y2="12.43cm" draw:start-shape="id4" draw:end-shape="id6" draw:end-glue-point="0" svg:d="m12747 9890v2540">
          <text:p/>
        </draw:connector>
        <draw:connector draw:style-name="gr1" draw:text-style-name="P1" draw:layer="layout" svg:x1="12.747cm" svg:y1="9.89cm" svg:x2="17.192cm" svg:y2="12.43cm" draw:start-shape="id4" draw:start-glue-point="2" draw:end-shape="id7" draw:end-glue-point="0" svg:d="m12747 9890v1270h4445v1270">
          <text:p/>
        </draw:connector>
        <draw:custom-shape draw:style-name="gr2" draw:text-style-name="P1" draw:id="id1" draw:layer="layout" svg:width="3.81cm" svg:height="1.905cm" svg:x="9.255cm" svg:y="3.54cm">
          <text:p text:style-name="P1">xfreerd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2" draw:layer="layout" svg:width="3.175cm" svg:height="1.27cm" svg:x="16.24cm" svg:y="6.08cm">
          <text:p text:style-name="P1">libkb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3" draw:layer="layout" svg:width="3.81cm" svg:height="1.905cm" svg:x="4.81cm" svg:y="7.985cm">
          <text:p text:style-name="P1">libfreerd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4" draw:layer="layout" svg:width="5.715cm" svg:height="1.905cm" svg:x="9.89cm" svg:y="7.985cm">
          <text:p text:style-name="P1">channel plugi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3.175cm" svg:height="1.27cm" svg:x="6.715cm" svg:y="12.43cm">
          <text:p text:style-name="P1">rdps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3.175cm" svg:height="1.27cm" svg:x="11.16cm" svg:y="12.43cm">
          <text:p text:style-name="P1">rdpd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7" draw:layer="layout" svg:width="3.175cm" svg:height="1.27cm" svg:x="15.605cm" svg:y="12.43cm">
          <text:p text:style-name="P1">clipd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Radial_20_red_2f_yellow" draw:display-name="Radial red/yellow" draw:style="radial" draw:cx="50%" draw:cy="50%" draw:start-color="#ff3333" draw:end-color="#e6ff00"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905cm" svg:x="2.905cm" svg:y="12.18cm">
          <text:p text:style-name="P1">scan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35cm" svg:height="1.905cm" svg:x="1.635cm" svg:y="7.735cm">
          <text:p text:style-name="P1">virtual key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7cm" svg:y="3.29cm">
          <text:p text:style-name="P1">charact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81cm" svg:y1="12.18cm" svg:x2="4.81cm" svg:y2="9.64cm">
          <text:p/>
        </draw:line>
        <draw:line draw:style-name="gr3" draw:text-style-name="P1" draw:layer="layout" svg:x1="4.81cm" svg:y1="7.735cm" svg:x2="4.81cm" svg:y2="5.195cm">
          <text:p/>
        </draw:line>
        <draw:frame draw:style-name="gr4" draw:text-style-name="P2" draw:layer="layout" svg:width="5.715cm" svg:height="2.155cm" svg:x="8.62cm" svg:y="12.18cm">
          <draw:text-box>
            <text:p text:style-name="P2"><text:span text:style-name="T1">Hardware-specific code that corresponds to a physical keyboard key</text:span></text:p>
          </draw:text-box>
        </draw:frame>
        <draw:frame draw:style-name="gr4" draw:text-style-name="P2" draw:layer="layout" svg:width="6.35cm" svg:height="2.155cm" svg:x="8.62cm" svg:y="7.735cm">
          <draw:text-box>
            <text:p text:style-name="P2"><text:span text:style-name="T1">Hardware independent key code that is consistent across systems</text:span></text:p>
          </draw:text-box>
        </draw:frame>
        <draw:frame draw:style-name="gr4" draw:text-style-name="P2" draw:layer="layout" svg:width="7.62cm" svg:height="2.155cm" svg:x="8.62cm" svg:y="3.29cm">
          <draw:text-box>
            <text:p text:style-name="P2"><text:span text:style-name="T1">Character resulting from the conversion of keystrokes according to a keyboard layout</text:span></text:p>
          </draw:text-box>
        </draw:frame>
        <draw:frame draw:style-name="gr5" draw:text-style-name="P2" draw:layer="layout" svg:width="11.43cm" svg:height="1.52cm" svg:x="4.81cm" svg:y="5.83cm">
          <draw:text-box>
            <text:p text:style-name="P2"><text:span text:style-name="T1">Conversion of keystrokes to characters using a keyboard layout</text:span></text:p>
          </draw:text-box>
        </draw:frame>
        <draw:frame draw:style-name="gr5" draw:text-style-name="P2" draw:layer="layout" svg:width="11.43cm" svg:height="1.52cm" svg:x="4.81cm" svg:y="10.275cm">
          <draw:text-box>
            <text:p text:style-name="P2"><text:span text:style-name="T1">Translation of scan codes to consistent and hardware independent key codes</text:span></text:p>
          </draw:text-box>
        </draw:frame>
        <draw:frame draw:style-name="gr5" draw:text-style-name="P3" draw:layer="layout" svg:width="8.89cm" svg:height="1.52cm" svg:x="4.81cm" svg:y="1.385cm">
          <draw:text-box>
            <text:p text:style-name="P3"><text:span text:style-name="T2">Keyboard Input (Window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Radial_20_red_2f_yellow" draw:display-name="Radial red/yellow" draw:style="radial" draw:cx="50%" draw:cy="50%" draw:start-color="#ff3333" draw:end-color="#e6ff00" draw:start-intensity="100%" draw:end-intensity="100%" draw:border="0%"/>
    <draw:gradient draw:name="Rectangular_20_red_2f_white" draw:display-name="Rectangular red/white" draw:style="rectangular" draw:cx="50%" draw:cy="50%" draw:start-color="#ff0000" draw:end-color="#ffffff" draw:start-intensity="100%" draw:end-intensity="100%" draw:angle="450" draw:border="5%"/>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fill-image draw:name="Metal" xlink:href="Pictures/100000000000005E0000005EB30A7831.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905cm" svg:x="2.905cm" svg:y="12.18cm">
          <text:p text:style-name="P1">scan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35cm" svg:height="1.905cm" svg:x="1.635cm" svg:y="7.735cm">
          <text:p text:style-name="P1">symbolic key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7cm" svg:y="3.29cm">
          <text:p text:style-name="P1">charact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81cm" svg:y1="12.18cm" svg:x2="4.81cm" svg:y2="9.64cm">
          <text:p/>
        </draw:line>
        <draw:line draw:style-name="gr3" draw:text-style-name="P1" draw:layer="layout" svg:x1="4.81cm" svg:y1="7.735cm" svg:x2="4.81cm" svg:y2="5.195cm">
          <text:p/>
        </draw:line>
        <draw:frame draw:style-name="gr4" draw:text-style-name="P2" draw:layer="layout" svg:width="5.715cm" svg:height="2.155cm" svg:x="8.62cm" svg:y="12.18cm">
          <draw:text-box>
            <text:p><text:span text:style-name="T1">Hardware-specific code that corresponds to a physical keyboard key</text:span></text:p>
          </draw:text-box>
        </draw:frame>
        <draw:frame draw:style-name="gr4" draw:text-style-name="P2" draw:layer="layout" svg:width="6.35cm" svg:height="2.155cm" svg:x="8.62cm" svg:y="7.735cm">
          <draw:text-box>
            <text:p><text:span text:style-name="T1">Hardware independent key code that is consistent across systems</text:span></text:p>
          </draw:text-box>
        </draw:frame>
        <draw:frame draw:style-name="gr4" draw:text-style-name="P2" draw:layer="layout" svg:width="7.62cm" svg:height="2.155cm" svg:x="8.62cm" svg:y="3.29cm">
          <draw:text-box>
            <text:p><text:span text:style-name="T1">Character resulting from the conversion of keystrokes according to a keyboard layout</text:span></text:p>
          </draw:text-box>
        </draw:frame>
        <draw:frame draw:style-name="gr5" draw:text-style-name="P2" draw:layer="layout" svg:width="11.43cm" svg:height="1.52cm" svg:x="4.81cm" svg:y="5.83cm">
          <draw:text-box>
            <text:p><text:span text:style-name="T1">Conversion of keystrokes to characters using a keyboard layout</text:span></text:p>
          </draw:text-box>
        </draw:frame>
        <draw:frame draw:style-name="gr5" draw:text-style-name="P2" draw:layer="layout" svg:width="11.43cm" svg:height="1.52cm" svg:x="4.81cm" svg:y="10.275cm">
          <draw:text-box>
            <text:p><text:span text:style-name="T1">Translation of scan codes to consistent and hardware independent key codes</text:span></text:p>
          </draw:text-box>
        </draw:frame>
        <draw:frame draw:style-name="gr5" draw:text-style-name="P3" draw:layer="layout" svg:width="9.525cm" svg:height="1.52cm" svg:x="4.175cm" svg:y="1.385cm">
          <draw:text-box>
            <text:p><text:span text:style-name="T2">Keyboard Input (X11 + XKB)</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905cm" svg:x="2.905cm" svg:y="12.18cm">
          <text:p text:style-name="P1">scan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35cm" svg:height="1.905cm" svg:x="1.635cm" svg:y="7.735cm">
          <text:p text:style-name="P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7cm" svg:y="3.29cm">
          <text:p text:style-name="P1">charact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81cm" svg:y1="12.18cm" svg:x2="4.81cm" svg:y2="9.64cm">
          <text:p/>
        </draw:line>
        <draw:line draw:style-name="gr3" draw:text-style-name="P1" draw:layer="layout" svg:x1="4.81cm" svg:y1="7.735cm" svg:x2="4.81cm" svg:y2="5.195cm">
          <text:p/>
        </draw:line>
        <draw:frame draw:style-name="gr4" draw:text-style-name="P2" draw:layer="layout" svg:width="5.715cm" svg:height="2.155cm" svg:x="8.62cm" svg:y="12.18cm">
          <draw:text-box>
            <text:p><text:span text:style-name="T1">Hardware-specific code that corresponds to a physical keyboard key</text:span></text:p>
          </draw:text-box>
        </draw:frame>
        <draw:frame draw:style-name="gr4" draw:text-style-name="P2" draw:layer="layout" svg:width="8.255cm" svg:height="2.471cm" svg:x="8.62cm" svg:y="7.419cm">
          <draw:text-box>
            <text:p><text:span text:style-name="T1">XKB unaware systems either have no intermediate step, or use another mechanism, leading to limited support of keyboard layouts</text:span></text:p>
          </draw:text-box>
        </draw:frame>
        <draw:frame draw:style-name="gr4" draw:text-style-name="P2" draw:layer="layout" svg:width="7.62cm" svg:height="2.155cm" svg:x="8.62cm" svg:y="3.29cm">
          <draw:text-box>
            <text:p><text:span text:style-name="T1">Character resulting from the conversion of keystrokes according to a keyboard layout</text:span></text:p>
          </draw:text-box>
        </draw:frame>
        <draw:frame draw:style-name="gr5" draw:text-style-name="P2" draw:layer="layout" svg:width="11.43cm" svg:height="1.52cm" svg:x="4.81cm" svg:y="5.83cm">
          <draw:text-box>
            <text:p><text:span text:style-name="T1">Conversion of keystrokes to characters using a keyboard layout</text:span></text:p>
          </draw:text-box>
        </draw:frame>
        <draw:frame draw:style-name="gr5" draw:text-style-name="P2" draw:layer="layout" svg:width="11.43cm" svg:height="1.52cm" svg:x="4.81cm" svg:y="10.275cm">
          <draw:text-box>
            <text:p><text:span text:style-name="T1">Translation of scan codes to consistent and hardware independent key codes</text:span></text:p>
          </draw:text-box>
        </draw:frame>
        <draw:frame draw:style-name="gr5" draw:text-style-name="P3" draw:layer="layout" svg:width="11.43cm" svg:height="1.52cm" svg:x="2.905cm" svg:y="1.385cm">
          <draw:text-box>
            <text:p><text:span text:style-name="T2">Keyboard Input (X11 without XKB)</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